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Dispatch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Dispatcher.invokeBundleListenerCallback( Bundle bundle , final EventListener l , final EventObjec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ventDispatcher.fireBundleEvent( Bundl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Dispatcher.start(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ventDispatcher.invokeServiceListenerCallback( Bundle bundle , final EventListener l , Filter filter , Object acc , final EventObject ev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EventDispatcher.invokeFrameworkListenerCallback( Bundle bundle , final EventListener l , final EventObjec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ventDispatcher.updateListener( Bundle bundle , Class clazz , EventListener l , Filter filt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EventDispatcher.removeListeners( Bundle bund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EventDispatcher.addListener( Bundle bundle , Class clazz , EventListener l , Filter filt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EventDispatcher.fireFrameworkEvent( Framework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Dispatcher.shutdow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ventDispatcher.fireEventImmediately( Logger logger , int type , Object [ ] listeners , EventObjec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ventDispatcher.fireServiceEvent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Dispatcher.EventDispatch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Dispatcher.fireEventAsynchronously( Logger logger , int type , Object [ ] listeners , EventObjec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ventDispatcher.removeListener( Bundle bundle , Class clazz , EventListener 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7">
            <text:p text:style-name="Table_20_Contents">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